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67e8f"/>
    </style:style>
    <style:style style:name="P2" style:family="paragraph" style:parent-style-name="Standard">
      <style:text-properties fo:font-weight="bold" officeooo:rsid="00274c09" officeooo:paragraph-rsid="00274c09" style:font-weight-asian="bold" style:font-weight-complex="bold"/>
    </style:style>
    <style:style style:name="P3" style:family="paragraph" style:parent-style-name="Standard">
      <style:text-properties fo:font-weight="normal" officeooo:rsid="00274c09" officeooo:paragraph-rsid="00274c09" style:font-weight-asian="normal" style:font-weight-complex="normal"/>
    </style:style>
    <style:style style:name="P4" style:family="paragraph" style:parent-style-name="Standard">
      <style:paragraph-properties fo:break-before="page"/>
      <style:text-properties fo:font-weight="bold" officeooo:rsid="00167e8f" officeooo:paragraph-rsid="00167e8f" style:font-weight-asian="bold" style:font-weight-complex="bold"/>
    </style:style>
    <style:style style:name="P5" style:family="paragraph" style:parent-style-name="Standard">
      <style:paragraph-properties fo:break-before="page"/>
      <style:text-properties fo:font-weight="bold" officeooo:rsid="0018672b" officeooo:paragraph-rsid="0018672b" style:font-weight-asian="bold" style:font-weight-complex="bold"/>
    </style:style>
    <style:style style:name="P6" style:family="paragraph" style:parent-style-name="Preformatted_20_Text">
      <style:text-properties officeooo:rsid="0015dc65" officeooo:paragraph-rsid="0015dc65"/>
    </style:style>
    <style:style style:name="P7" style:family="paragraph" style:parent-style-name="Preformatted_20_Text">
      <style:text-properties officeooo:rsid="0005e09e" officeooo:paragraph-rsid="0005e09e"/>
    </style:style>
    <style:style style:name="P8" style:family="paragraph" style:parent-style-name="Preformatted_20_Text">
      <style:text-properties officeooo:rsid="00143853" officeooo:paragraph-rsid="00143853"/>
    </style:style>
    <style:style style:name="P9" style:family="paragraph" style:parent-style-name="Preformatted_20_Text">
      <style:text-properties officeooo:rsid="001548b7" officeooo:paragraph-rsid="001548b7"/>
    </style:style>
    <style:style style:name="P10" style:family="paragraph" style:parent-style-name="Preformatted_20_Text">
      <style:text-properties officeooo:rsid="00174d67" officeooo:paragraph-rsid="00174d67"/>
    </style:style>
    <style:style style:name="P11" style:family="paragraph" style:parent-style-name="Preformatted_20_Text">
      <style:text-properties officeooo:rsid="000c473f" officeooo:paragraph-rsid="000c473f"/>
    </style:style>
    <style:style style:name="P12" style:family="paragraph" style:parent-style-name="Preformatted_20_Text">
      <style:text-properties officeooo:rsid="00116b61" officeooo:paragraph-rsid="00116b61"/>
    </style:style>
    <style:style style:name="P13" style:family="paragraph" style:parent-style-name="Preformatted_20_Text">
      <style:text-properties officeooo:rsid="00116b61" officeooo:paragraph-rsid="001b0e2d"/>
    </style:style>
    <style:style style:name="P14" style:family="paragraph" style:parent-style-name="Standard">
      <style:text-properties fo:font-weight="bold" officeooo:rsid="00167e8f" officeooo:paragraph-rsid="00167e8f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SC 464 Concurrency Assignment 1 Report</text:p>
      <text:p text:style-name="P3">Brett Dalton V00862173</text:p>
      <text:p text:style-name="P3"/>
      <text:section text:style-name="Sect1" text:name="Section1">
        <text:p text:style-name="P6">The code in this repository has been tested on Windows 7 </text:p>
        <text:p text:style-name="P6">with mingw32 using g++ 6.3.0 and the Go 1.11 compiler.</text:p>
        <text:p text:style-name="P6">The problems in this repository are based on the following</text:p>
        <text:p text:style-name="P6">example problems in the Little Book of Semaphores:</text:p>
        <text:p text:style-name="P6"/>
        <text:p text:style-name="P6"><text:tab/>5.3 The FIFO barbershop</text:p>
        <text:p text:style-name="P6"><text:tab/>5.6 Building H2</text:p>
        <text:p text:style-name="P6"><text:tab/>5.8 The roller coaster problem</text:p>
        <text:p text:style-name="P6"><text:tab/>6.1 The search-insert-delete problem</text:p>
        <text:p text:style-name="P6"><text:tab/>7.1 The sushi bar problem</text:p>
        <text:p text:style-name="P6"><text:tab/></text:p>
        <text:p text:style-name="P6">And also a chat bot problem which will be used for my final project.</text:p>
        <text:p text:style-name="P6"><text:tab/></text:p>
        <text:p text:style-name="P6">My intent in this report is to compare the usage of Go's channels with</text:p>
        <text:p text:style-name="P6">a more classical semaphore-based implmentations of the examples.</text:p>
        <text:p text:style-name="P6">In general my findings were that channels can slightly reduce the amount</text:p>
        <text:p text:style-name="P6">of code required over a semaphore implementation, but they can usually</text:p>
        <text:p text:style-name="P6">be used interchangably with minor modifications.</text:p>
        <text:p text:style-name="P6"/>
        <text:p text:style-name="P6">In my analysis, I kept my implementations as similar as possible,</text:p>
        <text:p text:style-name="P6">so I evaluated the common method rather than comparing differences. </text:p>
        <text:p text:style-name="P6">For performance I recorded the amount of time the entire program took </text:p>
        <text:p text:style-name="P6">to complete, or, where it made more sense, the amount of operations </text:p>
        <text:p text:style-name="P6">that could be completed in a certain amount of time. This was not</text:p>
        <text:p text:style-name="P6">exactly relevant for all the examples, because in real world applications</text:p>
        <text:p text:style-name="P6">these concurrent tasks have much heavier workloads. Still, I think my analysis </text:p>
        <text:p text:style-name="P6">gives an idea of how effectively the langauge primitives handle concurrency.</text:p>
        <text:p text:style-name="P6">With comprehensibility, I found that there were a number of cases</text:p>
        <text:p text:style-name="P6">where the only thing that had to change was the syntax difference</text:p>
        <text:p text:style-name="P6">between Go's channel notation and C's function calls. </text:p>
        <text:p text:style-name="P6">I decided that I would leave out small syntax differences</text:p>
        <text:p text:style-name="P6">in my comparison, because I feel they are largely subjective.</text:p>
        <text:p text:style-name="P6">In the end, the only significant difference is found in the roller coaster</text:p>
        <text:p text:style-name="P6">problem, where Go's channels do show some benefits over semaphores.</text:p>
        <text:p text:style-name="P6"/>
        <text:p text:style-name="P6">Overall Go appears to be more performant with concurrenct tasks,</text:p>
        <text:p text:style-name="P6">and appears to be a good choice for writing optimized concurrent software.</text:p>
        <text:p text:style-name="P6">On the other hand C is generally sufficient in this domain, and</text:p>
        <text:p text:style-name="P6">since the other differences are negligible, I don't believe channels</text:p>
        <text:p text:style-name="P6">alone justify me using Go for my final project. Nevertheless, this</text:p>
        <text:p text:style-name="P6">assignment was a good opportunity to experiment with a different language</text:p>
        <text:p text:style-name="P6">and evaluate its merits.</text:p>
      </text:section>
      <text:p text:style-name="Standard"/>
      <text:p text:style-name="Standard"/>
      <text:p text:style-name="P4">PROBLEM 1</text:p>
      <text:section text:style-name="Sect1" text:name="Section2">
        <text:p text:style-name="P7">5.3 The FIFO barbershop</text:p>
        <text:p text:style-name="P7"/>
        <text:p text:style-name="P7">The barbershop problem is a classic problem in concurrency</text:p>
        <text:p text:style-name="P7">modelled by customers and a barber which must cut their hair.</text:p>
        <text:p text:style-name="P7">The customers represent threaded processes which rely on</text:p>
        <text:p text:style-name="P7">some service provided by the barber thread. This FIFO variant</text:p>
        <text:p text:style-name="P7">adds the restriction that the customers must be serviced in order of arrival.</text:p>
        <text:p text:style-name="P7"/>
        <text:p text:style-name="P7">The implementations given are adaptations of those given in the little book of semaphores.</text:p>
        <text:p text:style-name="P7"/>
        <text:p text:style-name="P7">Correctness</text:p>
        <text:p text:style-name="P7"><text:tab/></text:p>
        <text:p text:style-name="P7"><text:tab/>Output files are provided in "cout.txt" and "gout.txt" for C and Go <text:tab/>respectively. Both implementations produce effectively the same output, and <text:tab/>there appears to be no violation of rules, such as customers entering the <text:tab/>queue when it full. This assumes that the queue is implemented correctly, but <text:tab/>it is fairly simple, and there don't appear to be any errors either way.</text:p>
        <text:p text:style-name="P7"/>
        <text:p text:style-name="P7"><text:tab/>Mingw32 g++ has a maximum number of semaphores that can be used, a bit below <text:tab/>1024.<text:tab/>Go doesn't appear to have this limit, or its much larger than I am <text:tab/>willing to check. This could be important when using many threads, although <text:tab/>1024 hopefully is enough for ordinary applications. C does not fail <text:tab/>gracefully here, and throws an exception, which causes the program to just <text:tab/>hang.<text:tab/>This will need to be kept in mind for performance benchmarking.</text:p>
        <text:p text:style-name="P7"><text:tab/></text:p>
        <text:p text:style-name="P7">Comprehensibility</text:p>
        <text:p text:style-name="P7"/>
        <text:p text:style-name="P7"><text:tab/>It's clear that posting and waiting for messages on a channel</text:p>
        <text:p text:style-name="P7"><text:tab/>is effectively the same as doing the same with a semaphore, </text:p>
        <text:p text:style-name="P7"><text:tab/>with the added benefit of being able send values over the channel.</text:p>
        <text:p text:style-name="P7"><text:tab/>Unfortunately, this isn't necessary for this example, so the channels</text:p>
        <text:p text:style-name="P7"><text:tab/>really only added redundancy. (qmutex &lt;- 0)</text:p>
        <text:p text:style-name="P7"><text:tab/></text:p>
        <text:p text:style-name="P7"><text:tab/>Unlike semaphores, unbuffered channels can't be posted to without blocking.</text:p>
        <text:p text:style-name="P7"><text:tab/>This means we have to post to qmutex at the start of the barber process<text:tab/>in Go, where in C we can just initialize the semaphore to one without <text:tab/>blocking. This is a valuable feature here, and I think it makes it more <text:tab/>difficult to write clean code in for the Go example.</text:p>
        <text:p text:style-name="P7"><text:tab/></text:p>
        <text:p text:style-name="P7">Performance</text:p>
        <text:p text:style-name="P7"/>
        <text:p text:style-name="P7"><text:tab/>Customers<text:tab/>|<text:tab/>Queue Size<text:tab/>|<text:tab/>C Time (ms)<text:tab/><text:tab/>|<text:tab/>Go Time (ms)</text:p>
        <text:p text:style-name="P7"><text:tab/></text:p>
        <text:p text:style-name="P7"><text:tab/>N=10<text:tab/><text:tab/>|<text:tab/>20<text:tab/><text:tab/>|<text:tab/>1.0<text:tab/><text:tab/><text:tab/>|<text:tab/>0.0</text:p>
        <text:p text:style-name="P7"><text:tab/>N=100<text:tab/><text:tab/>|<text:tab/>20<text:tab/><text:tab/>|<text:tab/>12.0<text:tab/><text:tab/><text:tab/>|<text:tab/>2.0</text:p>
        <text:p text:style-name="P7"><text:tab/>N=400<text:tab/><text:tab/>|<text:tab/>20<text:tab/><text:tab/>|<text:tab/>181.0<text:tab/><text:tab/><text:tab/>|<text:tab/>28.0</text:p>
        <text:p text:style-name="P7"><text:tab/>N=800<text:tab/><text:tab/>|<text:tab/>20<text:tab/><text:tab/>|<text:tab/>774.0<text:tab/><text:tab/><text:tab/>|<text:tab/>108.0</text:p>
        <text:p text:style-name="P7"><text:tab/></text:p>
        <text:p text:style-name="P7"><text:tab/>N=10<text:tab/><text:tab/>|<text:tab/>100<text:tab/><text:tab/>|<text:tab/>1.0<text:tab/><text:tab/><text:tab/>|<text:tab/>0.0</text:p>
        <text:p text:style-name="P7"><text:tab/>N=100<text:tab/><text:tab/>|<text:tab/>100<text:tab/><text:tab/>|<text:tab/>5.0<text:tab/><text:tab/><text:tab/>|<text:tab/>2.0</text:p>
        <text:p text:style-name="P7"><text:tab/>N=400<text:tab/><text:tab/>|<text:tab/>100<text:tab/><text:tab/>|<text:tab/>112.0<text:tab/><text:tab/><text:tab/>|<text:tab/>18.0</text:p>
        <text:p text:style-name="P7"><text:tab/>N=800<text:tab/><text:tab/>|<text:tab/>100<text:tab/><text:tab/>|<text:tab/>633.0<text:tab/><text:tab/><text:tab/>|<text:tab/>88.0</text:p>
        <text:p text:style-name="P7"><text:tab/></text:p>
        <text:p text:style-name="P7"><text:tab/>Because of the semaphore limit, we can only look at values for N &lt; ~1024.</text:p>
        <text:p text:style-name="P7"><text:tab/>It looks like the semaphore implementation is on the order of 10x slower than <text:tab/>the channel version. The queue size appears to be a limiting factor in both <text:tab/>cases.</text:p>
      </text:section>
      <text:p text:style-name="P14"><text:soft-page-break/>PROBLEM 2</text:p>
      <text:section text:style-name="Sect1" text:name="Section4">
        <text:p text:style-name="P8">5.8 The roller coaster problem</text:p>
        <text:p text:style-name="P8"/>
        <text:p text:style-name="P8">The coaster problem is based on having several threads synchronize</text:p>
        <text:p text:style-name="P8">on a single thread. The car thread allows passengers to board, performs </text:p>
        <text:p text:style-name="P8">its task of travelling around the tracks, and then the passengers can </text:p>
        <text:p text:style-name="P8">unboard and continue as normal. The car waits until it has a full load before departing. </text:p>
        <text:p text:style-name="P8">The problem bears some similarity to a combination of the H2O problem and </text:p>
        <text:p text:style-name="P8">the barbershop problem. Again, it mostly models some sort of job system with dependencies. </text:p>
        <text:p text:style-name="P8"/>
        <text:p text:style-name="P8">The code provided is my own implementation.</text:p>
        <text:p text:style-name="P8"/>
        <text:p text:style-name="P8">Correctness</text:p>
        <text:p text:style-name="P8"><text:tab/></text:p>
        <text:p text:style-name="P8"><text:tab/>Unlike the H2O and barbershop problems I started working on this solution</text:p>
        <text:p text:style-name="P8"><text:tab/>using Go's channels to see how they would influence the ultimate design.</text:p>
        <text:p text:style-name="P8"><text:tab/>My knowledge of channels is not the best, so it is not at all optimal.</text:p>
        <text:p text:style-name="P8"><text:tab/>The main problem with the implementation is that the threads spin and check</text:p>
        <text:p text:style-name="P8"><text:tab/>a channel for a value. In hindsight this seems to be a poor choice for <text:tab/>performance, but Go apparently guarantees a randomized receiver is chosen, so <text:tab/>I believe this prevents starvation, and isn't incorrect. I believe C pthread <text:tab/>semaphores are scheduler dependent, so we do not have this guaraentee. This <text:tab/>has been fixed by a small change to the implementation using two semaphores, <text:tab/>which is described in comprehensibility.</text:p>
        <text:p text:style-name="P8"><text:tab/></text:p>
        <text:p text:style-name="P8"><text:tab/>Output files are provided in "cout.txt" and "gout.txt" for C and Go <text:tab/>respectively. We can see that the threads produce correct output, and the <text:tab/>correct number of<text:tab/>passengers board and unboard at the right time between <text:tab/>rides.</text:p>
        <text:p text:style-name="P8"><text:tab/></text:p>
        <text:p text:style-name="P8">Comprehensibility</text:p>
        <text:p text:style-name="P8"/>
        <text:p text:style-name="P8"><text:tab/>Starting the design using channels instead of semaphores has made the code</text:p>
        <text:p text:style-name="P8"><text:tab/>a bit more simple and terse in the Go example. In Go we use two channels to</text:p>
        <text:p text:style-name="P8"><text:tab/>pass the number of passengers around between threads, whereas we use</text:p>
        <text:p text:style-name="P8"><text:tab/>two globals and two mutexes in C. These effectively work the same way,</text:p>
        <text:p text:style-name="P8"><text:tab/>though the Go code is much cleaner and there is no confusion about</text:p>
        <text:p text:style-name="P8"><text:tab/>how the two globals variables need to be set and reset.</text:p>
        <text:p text:style-name="P8"><text:tab/></text:p>
        <text:p text:style-name="P8"><text:tab/>The C code requires an extra two mutexes to prevent the spinning in the Go</text:p>
        <text:p text:style-name="P8"><text:tab/>implementation, which causes starvation. The spinning mechanism is replaced</text:p>
        <text:p text:style-name="P8"><text:tab/>with two semaphores, where the final passenger signals the car to depart,</text:p>
        <text:p text:style-name="P8"><text:tab/>and the car signals and the passengers to unboard. This is a small <text:tab/>difference,<text:tab/>but it does add complexity to implementation.</text:p>
        <text:p text:style-name="P8"><text:tab/></text:p>
        <text:p text:style-name="P8">Performance</text:p>
        <text:p text:style-name="P8"/>
        <text:p text:style-name="P8"><text:tab/>Passengers<text:tab/>| C init | C Time | Go init<text:tab/>| Go Time (ms)</text:p>
        <text:p text:style-name="P8"><text:tab/></text:p>
        <text:p text:style-name="P8"><text:tab/>N=20<text:tab/><text:tab/>| <text:s/>2.0 <text:s text:c="2"/>|<text:tab/>0.0<text:tab/>| <text:s/>0.0<text:tab/>| 0.0</text:p>
        <text:p text:style-name="P8"><text:tab/>N=100<text:tab/><text:tab/>| <text:s/>3.0 <text:s text:c="2"/>|<text:tab/>2.0<text:tab/>| <text:s/>0.0<text:tab/>| 0.0</text:p>
        <text:p text:style-name="P8"><text:tab/>N=400<text:tab/><text:tab/>| <text:s/>20.0 <text:s/>|<text:tab/>15.0<text:tab/>| <text:s/>1.0<text:tab/>| 2.0</text:p>
        <text:p text:style-name="P8"><text:tab/>N=800<text:tab/><text:tab/>| <text:s/>47.0 <text:s/>| <text:s/>54.0<text:tab/>| <text:s/>4.0<text:tab/>| 7.0</text:p>
        <text:p text:style-name="P8"/>
        <text:p text:style-name="P8"><text:tab/>Again Go is about 10x faster than C in this implementation.</text:p>
        <text:p text:style-name="P8"><text:tab/>I decided to split my benchmarking between thread initialization time</text:p>
        <text:p text:style-name="P8"><text:tab/>and the actual processing time. This reveals a bit more information,</text:p>
        <text:p text:style-name="P8"><text:soft-page-break/><text:tab/>as C's initialization time is a larger percentage of the overall time </text:p>
        <text:p text:style-name="P8"><text:tab/>than Go. This is not an unexpected result since Go's threads are known</text:p>
        <text:p text:style-name="P8"><text:tab/>to be lightweight. </text:p>
      </text:section>
      <text:p text:style-name="Standard"/>
      <text:p text:style-name="P4">PROBLEM 3</text:p>
      <text:section text:style-name="Sect1" text:name="Section5">
        <text:p text:style-name="P9">5.6 Building H2O</text:p>
        <text:p text:style-name="P9"/>
        <text:p text:style-name="P9">This problem is a basic barrier problem involving two "hydrogen" threads,</text:p>
        <text:p text:style-name="P9">and one "oxygen" thread. A thread must block until it can be used</text:p>
        <text:p text:style-name="P9">to form a water molecule. This kind of problem could represent a job system</text:p>
        <text:p text:style-name="P9">with some sort of dependency constraints.</text:p>
        <text:p text:style-name="P9"/>
        <text:p text:style-name="P9">The implementations given are adaptations of those given in the little book of semaphores.</text:p>
        <text:p text:style-name="P9"/>
        <text:p text:style-name="P9">Correctness</text:p>
        <text:p text:style-name="P9"><text:tab/></text:p>
        <text:p text:style-name="P9"><text:tab/>For simplicity's sake I made sure that there would always be an even ratio of</text:p>
        <text:p text:style-name="P9"><text:tab/>hydrogrens to oxygens in my algorithm. It is pretty easy to see that the <text:tab/>output of the program is grouped appropriately int molecules, so the threads <text:tab/>must be synchronizing corretly. Output files are provided in "cout.txt" and <text:tab/>"gout.txt" for C and Go respectively.</text:p>
        <text:p text:style-name="P9"><text:tab/></text:p>
        <text:p text:style-name="P9">Comprehensibility</text:p>
        <text:p text:style-name="P9"/>
        <text:p text:style-name="P9"><text:tab/>I tried to use a waitgroup as a barrier, which made Go and C about as one to <text:tab/>one as possible, but unfortunately Go's waitgroup is not as versatile as <text:tab/>pthreads barrier.<text:tab/>There is no atomic Wait+Done operation in the waitgroup <text:tab/>class, and so this makes the <text:tab/>problem a more difficult. I replaced the <text:tab/>barrier with two channels, one to count the number of waiting atoms, and a <text:tab/>counter for them to wait on until they had all been assembled.</text:p>
        <text:p text:style-name="P9"><text:tab/></text:p>
        <text:p text:style-name="P9"><text:tab/>Aside from that channels and semaphores again map on to eachother pretty <text:tab/>well, as in the barbershop problem. I used a mutex from the standard library <text:tab/>in Go. I could just as easily have used a channel, but I chose not to when I <text:tab/>was writing it.</text:p>
        <text:p text:style-name="P9"><text:tab/></text:p>
        <text:p text:style-name="P9">Performance</text:p>
        <text:p text:style-name="P9"/>
        <text:p text:style-name="P9"><text:tab/>Atoms<text:tab/><text:tab/>|<text:tab/>C Time (ms)<text:tab/>|<text:tab/>Go Time (ms)</text:p>
        <text:p text:style-name="P9"><text:tab/></text:p>
        <text:p text:style-name="P9"><text:tab/>N=10<text:tab/><text:tab/>|<text:tab/>1.0<text:tab/><text:tab/>|<text:tab/>.0</text:p>
        <text:p text:style-name="P9"><text:tab/>N=100<text:tab/><text:tab/>|<text:tab/>5.0<text:tab/><text:tab/>|<text:tab/>.0</text:p>
        <text:p text:style-name="P9"><text:tab/>N=400<text:tab/><text:tab/>|<text:tab/>18.0<text:tab/><text:tab/>|<text:tab/>4.0</text:p>
        <text:p text:style-name="P9"><text:tab/>N=800<text:tab/><text:tab/>|<text:tab/>39.0<text:tab/><text:tab/>|<text:tab/>13.0</text:p>
        <text:p text:style-name="P9"><text:tab/></text:p>
        <text:p text:style-name="P9"><text:tab/>Again C is slower than Go, although not quite as drammatically as in the <text:tab/>barbershop example.</text:p>
        <text:p text:style-name="P9"><text:tab/></text:p>
      </text:section>
      <text:p text:style-name="Standard"/>
      <text:p text:style-name="P4">PROBLEM 4</text:p>
      <text:section text:style-name="Sect1" text:name="Section6">
        <text:p text:style-name="P10">6.1 The search-insert-delete problem</text:p>
        <text:p text:style-name="P10"/>
        <text:p text:style-name="P10">This problem is effectively just creating a thread safe linked list.</text:p>
        <text:p text:style-name="P10">It's applications are fairly obvious, and it can be used for</text:p>
        <text:p text:style-name="P10">anything a linked list might be used for under normal circumstances.</text:p>
        <text:p text:style-name="P10"/>
        <text:p text:style-name="P10">This implementation is an adaptation of the little book of semaphores solution.</text:p>
        <text:p text:style-name="P10"/>
        <text:p text:style-name="P10">Correctness</text:p>
        <text:p text:style-name="P10"><text:tab/></text:p>
        <text:p text:style-name="P10"><text:tab/>The correctness of this method is clear because it is simply</text:p>
        <text:p text:style-name="P10"><text:tab/>a data structure with a lock. In the case of the searcher,</text:p>
        <text:p text:style-name="P10"><text:tab/>the mutex prevents the delete from deleting the searchers current node,</text:p>
        <text:p text:style-name="P10"><text:tab/>which is the only thing that could happen to it. The inserter and deleter</text:p>
        <text:p text:style-name="P10"><text:tab/>are made mutually exclusive, so this is essentially making access serial but</text:p>
        <text:p text:style-name="P10"><text:tab/>allowing each thread to synchronize with each other.</text:p>
        <text:p text:style-name="P10"><text:tab/></text:p>
        <text:p text:style-name="P10"><text:tab/>The main problem with this method is that the searcher threads can starve the <text:tab/>other<text:tab/>threads since it is much lighter weight. To compensate, I've created <text:tab/>some busy work for the searchers. In reality, it would be unlikely that you <text:tab/>would need to constantly search without using the data that you search for.</text:p>
        <text:p text:style-name="P10"><text:tab/></text:p>
        <text:p text:style-name="P10"><text:tab/>Output files are provided in "cout.txt" and "gout.txt" for C and Go <text:tab/>respectively.</text:p>
        <text:p text:style-name="P10"><text:tab/></text:p>
        <text:p text:style-name="P10">Comprehensibility</text:p>
        <text:p text:style-name="P10"/>
        <text:p text:style-name="P10"><text:tab/>These implementations maps one to one with channels and semaphores.</text:p>
        <text:p text:style-name="P10"><text:tab/>The only real differences come from non-concurrency language features,</text:p>
        <text:p text:style-name="P10"><text:tab/>so I'll won't talk about them here.</text:p>
        <text:p text:style-name="P10"><text:tab/></text:p>
        <text:p text:style-name="P10">Performance</text:p>
        <text:p text:style-name="P10"/>
        <text:p text:style-name="P10"><text:tab/>Time<text:tab/><text:tab/>|<text:tab/>C (S,I,D)<text:tab/><text:tab/><text:tab/>|<text:tab/>Go (S,I,D)</text:p>
        <text:p text:style-name="P10"><text:tab/></text:p>
        <text:p text:style-name="P10"><text:tab/>t=0.01s<text:tab/>|<text:tab/>1,<text:tab/>290,<text:tab/>270<text:tab/><text:tab/>|<text:tab/>25,<text:tab/>922,<text:tab/><text:tab/>903</text:p>
        <text:p text:style-name="P10"><text:tab/>N=0.1s<text:tab/>|<text:tab/>9,<text:tab/>2898,<text:tab/>2879<text:tab/><text:tab/>|<text:tab/>248,<text:tab/>19728,<text:tab/>19708</text:p>
        <text:p text:style-name="P10"><text:tab/>N=1.00s<text:tab/>|<text:tab/>46,<text:tab/>28179,28159<text:tab/><text:tab/>|<text:tab/>2686,<text:tab/>197905,<text:tab/>197886</text:p>
        <text:p text:style-name="P10"><text:tab/>N=2.00s<text:tab/>|<text:tab/>97,<text:tab/>57066,574047<text:tab/>|<text:tab/>5485,<text:tab/>395239,<text:tab/>395219</text:p>
        <text:p text:style-name="P10"/>
        <text:p text:style-name="P10"><text:tab/></text:p>
        <text:p text:style-name="P10"><text:tab/></text:p>
      </text:section>
      <text:p text:style-name="Standard"/>
      <text:p text:style-name="P4">PROBLEM 5</text:p>
      <text:section text:style-name="Sect1" text:name="Section7">
        <text:p text:style-name="P11">7.1 The sushi bar problem</text:p>
        <text:p text:style-name="P11"/>
        <text:p text:style-name="P11">This problem is based on a sushi bar where guests can</text:p>
        <text:p text:style-name="P11">come to sit down, eat, and leave.</text:p>
        <text:p text:style-name="P11">The sushibar problem is different from other problems </text:p>
        <text:p text:style-name="P11">of the same variety because there is no mediating thread, </text:p>
        <text:p text:style-name="P11">and it has a dynamic condition where a full table indicates</text:p>
        <text:p text:style-name="P11">that the customers are a party, and will leaves a group.</text:p>
        <text:p text:style-name="P11">If the table fills, the behaviour of the threads must account</text:p>
        <text:p text:style-name="P11">for this without some mediator ensuring this happens.</text:p>
        <text:p text:style-name="P11">This could model some constraints on acessing a resource,</text:p>
        <text:p text:style-name="P11">or something along those lines.</text:p>
        <text:p text:style-name="P11"/>
        <text:p text:style-name="P11">The code provided is an implementation of the solutions in the little book of semaphores.</text:p>
        <text:p text:style-name="P11"/>
        <text:p text:style-name="P11">Correctness</text:p>
        <text:p text:style-name="P11"><text:tab/></text:p>
        <text:p text:style-name="P11"><text:tab/>Output files are provided in "cout.txt" and "gout.txt" for C and Go <text:tab/>respectively. In both examples parties form and behave correctly, although in <text:tab/>C it happens much<text:tab/>more rarely, likely because there is more time in between <text:tab/>customers.</text:p>
        <text:p text:style-name="P11"><text:tab/></text:p>
        <text:p text:style-name="P11">Comprehensibility</text:p>
        <text:p text:style-name="P11"/>
        <text:p text:style-name="P11"><text:tab/>These solutions are almost identical between C and Go,</text:p>
        <text:p text:style-name="P11"><text:tab/>aside from the obvious swapping of semphores and channels,</text:p>
        <text:p text:style-name="P11"><text:tab/>the implementations are largely the same. As in other</text:p>
        <text:p text:style-name="P11"><text:tab/>examples, the channels require the redundant passing of a</text:p>
        <text:p text:style-name="P11"><text:tab/>zero value to work as semaphores, so this is the only real</text:p>
        <text:p text:style-name="P11"><text:tab/>difference.</text:p>
        <text:p text:style-name="P11"><text:tab/></text:p>
        <text:p text:style-name="P11">Performance</text:p>
        <text:p text:style-name="P11"/>
        <text:p text:style-name="P11"><text:tab/>Customers<text:tab/>|<text:tab/>C Time (ms) |<text:tab/>Go Time (ms)</text:p>
        <text:p text:style-name="P11"><text:tab/></text:p>
        <text:p text:style-name="P11"><text:tab/>N=20<text:tab/><text:tab/>|<text:tab/>1.0 <text:tab/><text:tab/>|<text:tab/>0.0</text:p>
        <text:p text:style-name="P11"><text:tab/>N=100<text:tab/><text:tab/>|<text:tab/>5.0<text:tab/><text:tab/>|<text:tab/>1.0</text:p>
        <text:p text:style-name="P11"><text:tab/>N=400<text:tab/><text:tab/>|<text:tab/>20.0<text:tab/><text:tab/>|<text:tab/>2.0</text:p>
        <text:p text:style-name="P11"><text:tab/>N=800<text:tab/><text:tab/>|<text:tab/>38.0<text:tab/><text:tab/>|<text:tab/>5.0</text:p>
        <text:p text:style-name="P11"><text:tab/></text:p>
        <text:p text:style-name="P11"><text:tab/>As seen in other examples, Go again outperforms C.</text:p>
        <text:p text:style-name="P11"/>
        <text:p text:style-name="P11"><text:tab/></text:p>
      </text:section>
      <text:p text:style-name="Standard"/>
      <text:p text:style-name="P5">PROBLEM 6</text:p>
      <text:section text:style-name="Sect1" text:name="Section3">
        <text:p text:style-name="P12">Chat bot code</text:p>
        <text:p text:style-name="P12"/>
        <text:p text:style-name="P12">These are the beginnings of some code for a chat bot simulation.</text:p>
        <text:p text:style-name="P12">A user can send a command to the chat bot to leave a message for</text:p>
        <text:p text:style-name="P12">another logged out user when they log back in.</text:p>
        <text:p text:style-name="P12"/>
        <text:p text:style-name="P12">This code is my own implementation.</text:p>
        <text:p text:style-name="P12"/>
        <text:p text:style-name="P12">Correctness</text:p>
        <text:p text:style-name="P12"><text:tab/></text:p>
        <text:p text:style-name="P13"><text:tab/>Much like the linked list problem, this is basically just a pair of thread <text:tab/>safe data structures which handle the chatbot and the irc channel. From an <text:tab/>analytical perspective we can be sure there are no deadlocks because it is</text:p>
        <text:p text:style-name="P13"><text:s/><text:tab/>not possible for a user to grab one lock and wait on a lock held by another <text:tab/>user who is waiting on the first lock. Each function call is atomic from the <text:tab/>user perspective.<text:tab/>Output files are provided in "cout.txt" and "gout.txt" for <text:tab/>C and Go respectively.</text:p>
        <text:p text:style-name="P12"><text:tab/></text:p>
        <text:p text:style-name="P12">Comprehensibility</text:p>
        <text:p text:style-name="P12"/>
        <text:p text:style-name="P12"><text:tab/>This is another case where both semaphores and channels are equivelant.</text:p>
        <text:p text:style-name="P12"><text:tab/>The implementation is fairly easy to read either way, as it just involves</text:p>
        <text:p text:style-name="P12"><text:tab/>two mutexes on both data structures.</text:p>
        <text:p text:style-name="P12"><text:tab/></text:p>
        <text:p text:style-name="P12">Performance</text:p>
        <text:p text:style-name="P12"/>
        <text:p text:style-name="P12"><text:tab/>Time<text:tab/><text:tab/><text:tab/>|<text:tab/>C messages<text:tab/><text:tab/>|<text:tab/>Go messages</text:p>
        <text:p text:style-name="P12"><text:tab/></text:p>
        <text:p text:style-name="P12"><text:tab/>t=1.0s<text:tab/><text:tab/>|<text:tab/>33<text:tab/><text:tab/><text:tab/>|<text:tab/>75</text:p>
        <text:p text:style-name="P12"><text:tab/>t=2.0s<text:tab/><text:tab/>|<text:tab/>85<text:tab/><text:tab/><text:tab/>|<text:tab/>173</text:p>
        <text:p text:style-name="P12"><text:tab/>t=5.0s<text:tab/><text:tab/>|<text:tab/>243<text:tab/><text:tab/><text:tab/>|<text:tab/>470</text:p>
        <text:p text:style-name="P12"><text:tab/>t=10.0s<text:tab/><text:tab/>|<text:tab/>490<text:tab/><text:tab/><text:tab/>|<text:tab/>948</text:p>
        <text:p text:style-name="P12"><text:tab/></text:p>
        <text:p text:style-name="P12"><text:tab/>As usual Go's primitives can complete more operations more quickly than C's.</text:p>
        <text:p text:style-name="P12"><text:tab/>Since the program is randomized and has simulated work, this does not <text:tab/>represent much, but given the same logic, Go still outperforms C.</text:p>
        <text:p text:style-name="P12"><text:tab/></text:p>
        <text:p text:style-name="P12"><text:tab/>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M40S</meta:editing-duration>
    <meta:editing-cycles>22</meta:editing-cycles>
    <meta:generator>LibreOffice/5.1.0.3$Windows_x86 LibreOffice_project/5e3e00a007d9b3b6efb6797a8b8e57b51ab1f737</meta:generator>
    <dc:date>2018-10-11T12:14:52.154000000</dc:date>
    <meta:document-statistic meta:table-count="0" meta:image-count="0" meta:object-count="0" meta:page-count="8" meta:paragraph-count="247" meta:word-count="2324" meta:character-count="13437" meta:non-whitespace-character-count="11014"/>
    <meta:user-defined meta:name="Info 1"/>
    <meta:user-defined meta:name="Info 2"/>
    <meta:user-defined meta:name="Info 3"/>
    <meta:user-defined meta:name="Info 4"/>
  </office:meta>
</office:document-meta>
</file>